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5cm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 fo:min-height="2.2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2.25cm" fo:min-width="6.4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2.2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-color="#00cccc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5cm" svg:height="2.5cm" svg:x="9.4cm" svg:y="18.1cm">
          <text:p text:style-name="P1">core-system-fak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1cm" svg:height="2.5cm" svg:x="9.6cm" svg:y="9.3cm">
          <text:p text:style-name="P1">core-system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1cm" svg:height="2.5cm" svg:x="9.6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1cm" svg:height="2.5cm" svg:x="9.6cm" svg:y="5cm">
          <text:p text:style-name="P1">model-outputt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.15cm" svg:y1="3.5cm" svg:x2="12.15cm" svg:y2="5cm" draw:start-shape="id1" draw:end-shape="id2" svg:d="M12150 3500v1500" svg:viewBox="0 0 1 1501">
          <text:p/>
        </draw:connector>
        <draw:connector draw:style-name="gr4" draw:text-style-name="P3" draw:layer="layout" draw:type="line" svg:x1="12.15cm" svg:y1="7.5cm" svg:x2="12.15cm" svg:y2="9.3cm" draw:start-shape="id2" draw:start-glue-point="2" draw:end-shape="id3" svg:d="M12150 7500v1800" svg:viewBox="0 0 1 1801">
          <text:p/>
        </draw:connector>
        <draw:custom-shape draw:style-name="gr5" draw:text-style-name="P1" xml:id="id4" draw:id="id4" draw:layer="layout" svg:width="6cm" svg:height="2.5cm" svg:x="20.3cm" svg:y="9.3cm">
          <text:p text:style-name="P1">core-system-junit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3.3cm" svg:y1="11.8cm" svg:x2="14.9cm" svg:y2="19.35cm" draw:start-shape="id4" draw:start-glue-point="2" draw:end-shape="id5" draw:end-glue-point="1" svg:d="M23300 11800v7550h-8400" svg:viewBox="0 0 8401 7551">
          <text:p/>
        </draw:connector>
        <draw:connector draw:style-name="gr4" draw:text-style-name="P3" draw:layer="layout" svg:x1="14.7cm" svg:y1="10.55cm" svg:x2="20.3cm" svg:y2="10.55cm" draw:start-shape="id3" draw:start-glue-point="1" draw:end-shape="id4" svg:d="M14700 10550h5600" svg:viewBox="0 0 5601 1">
          <text:p/>
        </draw:connector>
        <draw:custom-shape draw:style-name="gr7" draw:text-style-name="P5" xml:id="id6" draw:id="id6" draw:layer="layout" svg:width="6.9cm" svg:height="2.5cm" svg:x="8.7cm" svg:y="13.7cm">
          <text:p text:style-name="P1">core-system-commo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15cm" svg:y1="11.8cm" svg:x2="12.15cm" svg:y2="13.7cm" draw:start-shape="id3" draw:end-shape="id6" svg:d="M12150 11800v1900" svg:viewBox="0 0 1 1901">
          <text:p/>
        </draw:connector>
        <draw:connector draw:style-name="gr4" draw:text-style-name="P3" draw:layer="layout" svg:x1="12.15cm" svg:y1="16.2cm" svg:x2="12.15cm" svg:y2="18.1cm" draw:start-shape="id6" draw:end-shape="id5" svg:d="M12150 16200v1900" svg:viewBox="0 0 1 1901">
          <text:p/>
        </draw:connector>
        <draw:custom-shape draw:style-name="gr3" draw:text-style-name="P1" xml:id="id7" draw:id="id7" draw:layer="layout" svg:width="5.1cm" svg:height="2.5cm" svg:x="2.1cm" svg:y="5cm">
          <text:p text:style-name="P1">core-execut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6cm" svg:y1="6.25cm" svg:x2="7.2cm" svg:y2="6.25cm" draw:start-shape="id2" draw:start-glue-point="3" draw:end-shape="id7" draw:end-glue-point="1" svg:d="M9600 6250h-2400" svg:viewBox="0 0 2401 1">
          <text:p/>
        </draw:connector>
        <draw:custom-shape draw:style-name="gr8" draw:text-style-name="P6" xml:id="id8" draw:id="id8" draw:layer="layout" svg:width="5.1cm" svg:height="2.5cm" svg:x="2cm" svg:y="18.1cm">
          <text:p text:style-name="P1">app-test-dock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65cm" svg:y1="7.5cm" svg:x2="4.55cm" svg:y2="18.1cm" draw:start-shape="id7" draw:start-glue-point="2" draw:end-shape="id8" svg:d="M4650 7500l-100 10600" svg:viewBox="0 0 101 10601">
          <text:p/>
        </draw:connector>
        <draw:connector draw:style-name="gr4" draw:text-style-name="P3" draw:layer="layout" draw:type="line" svg:x1="9.4cm" svg:y1="19.35cm" svg:x2="7.1cm" svg:y2="19.35cm" draw:start-shape="id5" draw:start-glue-point="3" draw:end-shape="id8" draw:end-glue-point="1" svg:d="M9400 19350h-2300" svg:viewBox="0 0 2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5:28:45.784924503</meta:creation-date>
    <meta:generator>LibreOffice/5.1.6.2$Linux_X86_64 LibreOffice_project/10m0$Build-2</meta:generator>
    <dc:date>2017-11-12T22:07:28.242303277</dc:date>
    <meta:editing-duration>PT1H15M33S</meta:editing-duration>
    <meta:editing-cycles>16</meta:editing-cycles>
    <meta:document-statistic meta:object-count="17"/>
  </office:meta>
</office:document-meta>
</file>